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LocationID" draw:style-name="gr1" draw:text-style-name="P2" draw:id="id1" draw:layer="layout" svg:width="5.08cm" svg:height="1.905cm" svg:x="9.255cm" svg:y="7.35cm">
          <text:p text:style-name="P1"><text:span text:style-name="T1">1 - MANY</text:span></text:p>
          <text:p text:style-name="P1">Location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5.08cm" svg:height="1.905cm" svg:x="16.875cm" svg:y="11.16cm">
          <text:p text:style-name="P1"><text:span text:style-name="T1">1 – MANY</text:span></text:p>
          <text:p text:style-name="P1">Packet 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5.08cm" svg:height="4.445cm" svg:x="9.255cm" svg:y="11.16cm">
          <text:p text:style-name="P1"><text:span text:style-name="T1">ONE</text:span></text:p>
          <text:p text:style-name="P1">Location</text:p>
          <text:p text:style-name="P1">Stru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1.795cm" svg:y1="9.255cm" svg:x2="19.415cm" svg:y2="11.16cm" draw:start-shape="id1" draw:end-shape="id2" draw:end-glue-point="0" svg:d="m11795 9255c0 1428 7620 476 7620 1905">
          <text:p/>
        </draw:connector>
        <draw:custom-shape draw:style-name="gr2" draw:text-style-name="P2" draw:id="id4" draw:layer="layout" svg:width="6.35cm" svg:height="2.095cm" svg:x="16.24cm" svg:y="14.335cm">
          <text:p text:style-name="P1"><text:span text:style-name="T1">ONE</text:span></text:p>
          <text:p text:style-name="P1">Packet Stru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5" draw:layer="layout" svg:width="6.35cm" svg:height="2cm" svg:x="20.05cm" svg:y="18.05cm">
          <text:p text:style-name="P1"><text:span text:style-name="T1">OPTIONAL</text:span></text:p>
          <text:p text:style-name="P1">Pay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1.795cm" svg:y1="9.255cm" svg:x2="11.795cm" svg:y2="11.16cm" draw:start-shape="id1" draw:end-shape="id3" draw:end-glue-point="0" svg:d="m11795 9255v1905">
          <text:p/>
        </draw:connector>
        <draw:connector draw:style-name="gr3" draw:text-style-name="P2" draw:layer="layout" draw:type="curve" svg:x1="19.415cm" svg:y1="16.43cm" svg:x2="23.225cm" svg:y2="18.05cm" draw:start-shape="id4" draw:start-glue-point="2" draw:end-shape="id5" draw:end-glue-point="0" svg:d="m19415 16430c0 1215 3810 405 3810 1620">
          <text:p/>
        </draw:connector>
        <draw:connector draw:style-name="gr3" draw:text-style-name="P2" draw:layer="layout" draw:type="curve" svg:x1="19.415cm" svg:y1="13.065cm" svg:x2="19.415cm" svg:y2="14.335cm" draw:start-shape="id2" draw:end-shape="id4" draw:end-glue-point="0" svg:d="m19415 13065v1270">
          <text:p/>
        </draw:connector>
        <draw:custom-shape draw:style-name="gr2" draw:text-style-name="P2" draw:id="id9" draw:layer="layout" svg:width="6.35cm" svg:height="3.81cm" svg:x="16.24cm" svg:y="1.635cm">
          <text:p text:style-name="P1"><text:span text:style-name="T1">ONE</text:span></text:p>
          <text:p text:style-name="P1">Protocol Structure</text:p>
          <text:p text:style-name="P1">Timing Definitions</text:p>
          <text:p text:style-name="P1">Packet Type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6" draw:layer="layout" svg:width="6.985cm" svg:height="1.905cm" svg:x="12.43cm" svg:y="18.145cm">
          <text:p text:style-name="P1"><text:span text:style-name="T1">0 – MANY</text:span></text:p>
          <text:p text:style-name="P1">Primitiv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9.415cm" svg:y1="16.43cm" svg:x2="15.922cm" svg:y2="18.145cm" draw:start-shape="id4" draw:end-shape="id6" draw:end-glue-point="0" svg:d="m19415 16430c0 1285-3493 428-3493 1715">
          <text:p/>
        </draw:connector>
        <draw:custom-shape draw:style-name="gr2" draw:text-style-name="P2" draw:id="id7" draw:layer="layout" svg:width="5.08cm" svg:height="4.445cm" svg:x="1.635cm" svg:y="11.16cm">
          <text:p text:style-name="P1"><text:span text:style-name="T1">ONE</text:span></text:p>
          <text:p text:style-name="P1">Labels</text:p>
          <text:p text:style-name="P1">Units</text:p>
          <text:p text:style-name="P1">Offsets</text:p>
          <text:p text:style-name="P1">Fac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1.795cm" svg:y1="9.255cm" svg:x2="4.175cm" svg:y2="11.16cm" draw:start-shape="id1" draw:start-glue-point="2" draw:end-shape="id7" svg:d="m11795 9255c0 1428-7620 476-7620 1905">
          <text:p/>
        </draw:connector>
        <draw:custom-shape draw:style-name="gr2" draw:text-style-name="P2" draw:id="id8" draw:layer="layout" svg:width="6.35cm" svg:height="3.81cm" svg:x="8.62cm" svg:y="1.635cm">
          <text:p text:style-name="P1"><text:span text:style-name="T1">ONE</text:span></text:p>
          <text:p text:style-name="P1">Interface</text:p>
          <text:p text:style-name="P1">Data 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1.795cm" svg:y1="5.445cm" svg:x2="11.795cm" svg:y2="7.35cm" draw:start-shape="id8" draw:start-glue-point="2" draw:end-shape="id1" draw:end-glue-point="0" svg:d="m11795 5445v1905">
          <text:p/>
        </draw:connector>
        <draw:connector draw:style-name="gr4" draw:text-style-name="P2" draw:layer="layout" draw:type="line" svg:x1="6.715cm" svg:y1="13.382cm" svg:x2="9.255cm" svg:y2="13.382cm" draw:start-shape="id7" draw:start-glue-point="1" draw:end-shape="id3" svg:d="m6715 13382h2540">
          <text:p/>
        </draw:connector>
        <draw:connector draw:style-name="gr4" draw:text-style-name="P2" draw:layer="layout" draw:type="curve" svg:x1="14.97cm" svg:y1="3.54cm" svg:x2="16.24cm" svg:y2="3.54cm" draw:start-shape="id8" draw:start-glue-point="1" draw:end-shape="id9" draw:end-glue-point="3" svg:d="m14970 3540h1270">
          <text:p/>
        </draw:connector>
        <draw:connector draw:style-name="gr3" draw:text-style-name="P2" draw:layer="layout" draw:type="curve" svg:x1="11.795cm" svg:y1="15.605cm" svg:x2="15.922cm" svg:y2="18.145cm" draw:start-shape="id3" draw:end-shape="id6" svg:d="m11795 15605c0 1905 4127 635 4127 2540">
          <text:p/>
        </draw:connector>
        <draw:connector draw:style-name="gr3" draw:text-style-name="P2" draw:layer="layout" draw:type="curve" svg:x1="19.415cm" svg:y1="5.445cm" svg:x2="19.415cm" svg:y2="11.16cm" draw:start-shape="id9" draw:start-glue-point="2" draw:end-shape="id2" draw:end-glue-point="0" svg:d="m19415 5445v57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_ASUS_Edition$Linux OpenOffice.org_project/680m13$Build-9292$CWS-c23v002</meta:generator>
    <meta:initial-creator>Fred Cooke</meta:initial-creator>
    <meta:creation-date>2008-12-07T00:07:43</meta:creation-date>
    <dc:creator>Fred Cooke</dc:creator>
    <dc:date>2008-12-08T00:44:39</dc:date>
    <meta:editing-cycles>7</meta:editing-cycles>
    <meta:editing-duration>P1DT0H2M50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